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'Segoe UI', Tahom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Times New Roman" fo:font-size="12pt" style:font-size-asian="12pt" style:font-size-complex="12pt"/>
    </style:style>
    <style:style style:name="P2" style:family="paragraph" style:parent-style-name="Standard" style:list-style-name="L1">
      <style:paragraph-properties fo:line-height="150%"/>
      <style:text-properties fo:color="#000000" style:font-name="Times New Roman" fo:font-size="12pt" style:font-size-asian="12pt" style:font-size-complex="12pt"/>
    </style:style>
    <style:style style:name="P3" style:family="paragraph" style:parent-style-name="Standard" style:list-style-name="L2">
      <style:paragraph-properties fo:line-height="150%"/>
      <style:text-properties fo:color="#000000" style:font-name="Times New Roman" fo:font-size="12pt" style:font-size-asian="12pt" style:font-size-complex="12pt"/>
    </style:style>
    <style:style style:name="P4" style:family="paragraph" style:parent-style-name="Standard" style:list-style-name="L3">
      <style:paragraph-properties fo:line-height="150%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: Test 1</text:p>
      <text:p text:style-name="P1">Title: Navigation on page</text:p>
      <text:p text:style-name="P1">Type: Functional</text:p>
      <text:p text:style-name="P1">Priority: Medium</text:p>
      <text:p text:style-name="P1">Test conditions: Windows 7, Google Chrome vers. <text:span text:style-name="T1">85.0.4183.121</text:span> , 64 bit, URL: https://knp.org.pl/</text:p>
      <text:p text:style-name="P1">Steps:</text:p>
      <text:list xml:id="list6362177566035440603" text:style-name="L1">
        <text:list-item>
          <text:p text:style-name="P2">Entering the party's website</text:p>
        </text:list-item>
        <text:list-item>
          <text:p text:style-name="P2">Check visibility information on footer and all sub-page</text:p>
        </text:list-item>
        <text:list-item>
          <text:p text:style-name="P2">Click on button "Dołącz do nas"</text:p>
        </text:list-item>
        <text:list-item>
          <text:p text:style-name="P2">Check visibility information on footer and all sub-page</text:p>
        </text:list-item>
        <text:list-item>
          <text:p text:style-name="P2">Click on button "Wspieraj nas"</text:p>
        </text:list-item>
        <text:list-item>
          <text:p text:style-name="P2">Check visibility information on footer and all sub-page</text:p>
        </text:list-item>
      </text:list>
      <text:p text:style-name="P1">Expected results: </text:p>
      <text:list xml:id="list8877595651865879122" text:style-name="L2">
        <text:list-item>
          <text:p text:style-name="P3">Entering website</text:p>
        </text:list-item>
        <text:list-item>
          <text:p text:style-name="P3">Information and all sub-page is visible</text:p>
        </text:list-item>
        <text:list-item>
          <text:p text:style-name="P3">Entering to sub-page "Dołącz do nas"</text:p>
        </text:list-item>
        <text:list-item>
          <text:p text:style-name="P3">Information and all sub-page is visible</text:p>
        </text:list-item>
        <text:list-item>
          <text:p text:style-name="P3">Entering to sub-page "Wspieraj nas"</text:p>
        </text:list-item>
        <text:list-item>
          <text:p text:style-name="P3">Information and all sub-page is visible</text:p>
        </text:list-item>
      </text:list>
      <text:p text:style-name="P1">Actual results:</text:p>
      <text:list xml:id="list7838819409883339730" text:style-name="L3">
        <text:list-item>
          <text:p text:style-name="P4">Entering website</text:p>
        </text:list-item>
        <text:list-item>
          <text:p text:style-name="P4">Information and all sub-page is visible</text:p>
        </text:list-item>
        <text:list-item>
          <text:p text:style-name="P4">Entering to sub-page "Dołącz do nas"</text:p>
        </text:list-item>
        <text:list-item>
          <text:p text:style-name="P4">Information and all sub-page is visible</text:p>
        </text:list-item>
        <text:list-item>
          <text:p text:style-name="P4">Entering to sub-page "Wspieraj nas"</text:p>
        </text:list-item>
        <text:list-item>
          <text:p text:style-name="P4">Information and all sub-page is visible</text:p>
        </text:list-item>
      </text:list>
      <text:p text:style-name="P1">Status: 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'Segoe UI', Tahom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6S</meta:editing-duration>
    <meta:editing-cycles>3</meta:editing-cycles>
    <meta:generator>OpenOffice/4.1.7$Win32 OpenOffice.org_project/417m1$Build-9800</meta:generator>
    <dc:date>2020-10-05T22:43:36.97</dc:date>
    <meta:document-statistic meta:table-count="0" meta:image-count="0" meta:object-count="0" meta:page-count="1" meta:paragraph-count="27" meta:word-count="150" meta:character-count="912"/>
    <dc:creator>Rafał Korzeniec</dc:creator>
    <meta:user-defined meta:name="Info 1"/>
    <meta:user-defined meta:name="Info 2"/>
    <meta:user-defined meta:name="Info 3"/>
    <meta:user-defined meta:name="Info 4"/>
  </office:meta>
</office:document-meta>
</file>